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12e" officeooo:paragraph-rsid="0011312e"/>
    </style:style>
    <style:style style:name="P2" style:family="paragraph" style:parent-style-name="Standard">
      <style:text-properties officeooo:rsid="001229a6" officeooo:paragraph-rsid="001229a6"/>
    </style:style>
    <style:style style:name="P3" style:family="paragraph" style:parent-style-name="Standard">
      <style:text-properties officeooo:rsid="0011312e" officeooo:paragraph-rsid="0011312e"/>
    </style:style>
    <style:style style:name="P4" style:family="paragraph" style:parent-style-name="Standard">
      <style:text-properties officeooo:rsid="00141717" officeooo:paragraph-rsid="00141717"/>
    </style:style>
    <style:style style:name="P5" style:family="paragraph" style:parent-style-name="Standard">
      <style:text-properties officeooo:rsid="0014a288" officeooo:paragraph-rsid="0014a288"/>
    </style:style>
    <style:style style:name="T1" style:family="text">
      <style:text-properties officeooo:rsid="001632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ILS</text:p>
      <text:p text:style-name="P1"/>
      <text:p text:style-name="P1">Models</text:p>
      <text:p text:style-name="P1"/>
      <text:p text:style-name="P1">Views</text:p>
      <text:p text:style-name="P1"/>
      <text:p text:style-name="P4">Form helpers</text:p>
      <text:p text:style-name="P1"/>
      <text:p text:style-name="P1">Controllers</text:p>
      <text:p text:style-name="P1"/>
      <text:p text:style-name="P1">Helpers</text:p>
      <text:p text:style-name="P1"/>
      <text:p text:style-name="P1">Associations</text:p>
      <text:p text:style-name="P1"/>
      <text:p text:style-name="P1">Routes</text:p>
      <text:p text:style-name="P1"/>
      <text:p text:style-name="P4">Sessions and Cookies</text:p>
      <text:p text:style-name="P1"/>
      <text:p text:style-name="P1"><text:span text:style-name="T1">Environments</text:span> (test develop and production)</text:p>
      <text:p text:style-name="P1"/>
      <text:p text:style-name="P1">Migrations</text:p>
      <text:p text:style-name="P1"/>
      <text:p text:style-name="P1">Schema</text:p>
      <text:p text:style-name="P1"/>
      <text:p text:style-name="P1">Active Record</text:p>
      <text:p text:style-name="P1"/>
      <text:p text:style-name="P1">Active Record <text:span text:style-name="T1">Configuration</text:span></text:p>
      <text:p text:style-name="P1"/>
      <text:p text:style-name="P4">Active Record callbacks</text:p>
      <text:p text:style-name="P1"/>
      <text:p text:style-name="P1">Project Structure</text:p>
      <text:p text:style-name="P1"/>
      <text:p text:style-name="P5">Deployment of a project</text:p>
      <text:p text:style-name="P1"/>
      <text:p text:style-name="P1">Useful gems</text:p>
      <text:p text:style-name="P1">devise</text:p>
      <text:p text:style-name="P1"/>
      <text:p text:style-name="P1">Useful commands</text:p>
      <text:p text:style-name="P1">rails <text:a xlink:type="simple" xlink:href="db:create" text:style-name="Internet_20_link" text:visited-style-name="Visited_20_Internet_20_Link">db:create</text:a></text:p>
      <text:p text:style-name="P1">rails <text:a xlink:type="simple" xlink:href="db:migrate" text:style-name="Internet_20_link" text:visited-style-name="Visited_20_Internet_20_Link">db:migrate</text:a></text:p>
      <text:p text:style-name="P1">rails <text:a xlink:type="simple" xlink:href="db:seed" text:style-name="Internet_20_link" text:visited-style-name="Visited_20_Internet_20_Link">db:seed</text:a> RAILS_ENV=test</text:p>
      <text:p text:style-name="P1">rails console -e test</text:p>
      <text:p text:style-name="P1">rails generate rspec:install</text:p>
      <text:p text:style-name="P1">rails generate model</text:p>
      <text:p text:style-name="P1">rails generate scaffold</text:p>
      <text:p text:style-name="P1">rails generate migrations</text:p>
      <text:p text:style-name="P1">rake routes</text:p>
      <text:p text:style-name="P2">rails generate devise:install</text:p>
      <text:p text:style-name="P2">rails generate devise:view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2:08:28.690649134</meta:creation-date>
    <meta:generator>LibreOffice/6.4.5.2$Linux_X86_64 LibreOffice_project/40$Build-2</meta:generator>
    <dc:date>2020-09-15T21:20:02.827476524</dc:date>
    <meta:editing-duration>PT10M57S</meta:editing-duration>
    <meta:editing-cycles>5</meta:editing-cycles>
    <meta:document-statistic meta:table-count="0" meta:image-count="0" meta:object-count="0" meta:page-count="1" meta:paragraph-count="31" meta:word-count="69" meta:character-count="520" meta:non-whitespace-character-count="482"/>
  </office:meta>
</office:document-meta>
</file>